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.65" calcext:value-type="float">
            <text:p>16.6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2.21" calcext:value-type="float">
            <text:p>22.2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7.62" calcext:value-type="float">
            <text:p>27.62</text:p>
          </table:table-cell>
          <table:table-cell office:value-type="float" office:value="0.768" calcext:value-type="float">
            <text:p>0.76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3.99" calcext:value-type="float">
            <text:p>33.99</text:p>
          </table:table-cell>
          <table:table-cell office:value-type="float" office:value="0.845" calcext:value-type="float">
            <text:p>0.845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0.84" calcext:value-type="float">
            <text:p>40.84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1.48" calcext:value-type="float">
            <text:p>31.48</text:p>
          </table:table-cell>
          <table:table-cell office:value-type="float" office:value="1.036" calcext:value-type="float">
            <text:p>1.036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6.47" calcext:value-type="float">
            <text:p>56.47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6.79" calcext:value-type="float">
            <text:p>66.79</text:p>
          </table:table-cell>
          <table:table-cell office:value-type="float" office:value="1.192" calcext:value-type="float">
            <text:p>1.192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3.13" calcext:value-type="float">
            <text:p>83.13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9.01" calcext:value-type="float">
            <text:p>99.01</text:p>
          </table:table-cell>
          <table:table-cell office:value-type="float" office:value="1.477" calcext:value-type="float">
            <text:p>1.477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9.45" calcext:value-type="float">
            <text:p>109.45</text:p>
          </table:table-cell>
          <table:table-cell office:value-type="float" office:value="1.555" calcext:value-type="float">
            <text:p>1.555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3.23" calcext:value-type="float">
            <text:p>123.23</text:p>
          </table:table-cell>
          <table:table-cell office:value-type="float" office:value="1.664" calcext:value-type="float">
            <text:p>1.664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7.67" calcext:value-type="float">
            <text:p>137.67</text:p>
          </table:table-cell>
          <table:table-cell office:value-type="float" office:value="1.767" calcext:value-type="float">
            <text:p>1.76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LN([.A2])" office:value-type="float" office:value="6.82437367004309" calcext:value-type="float">
            <text:p>6.82437367004309</text:p>
          </table:table-cell>
          <table:table-cell table:formula="of:=LN([.B2] * [.C2])" office:value-type="float" office:value="2.34240658718072" calcext:value-type="float">
            <text:p>2.34240658718072</text:p>
          </table:table-cell>
          <table:table-cell/>
          <table:table-cell table:formula="of:=1/[.A2] * 50" office:value-type="float" office:value="0.0543478260869565" calcext:value-type="float">
            <text:p>0.0543478260869565</text:p>
          </table:table-cell>
          <table:table-cell table:formula="of:=1/([.B2] * [.C2]) * ([.B2] * [.C2]) * 0.02" office:value-type="float" office:value="0.02" calcext:value-type="float">
            <text:p>0.02</text:p>
          </table:table-cell>
        </table:table-row>
        <table:table-row table:style-name="ro1">
          <table:table-cell table:formula="of:=LN([.A3])" office:value-type="float" office:value="6.93731408122368" calcext:value-type="float">
            <text:p>6.93731408122368</text:p>
          </table:table-cell>
          <table:table-cell table:formula="of:=LN([.B3] * [.C3])" office:value-type="float" office:value="2.7438676939676" calcext:value-type="float">
            <text:p>2.7438676939676</text:p>
          </table:table-cell>
          <table:table-cell/>
          <table:table-cell table:formula="of:=1/[.A3] * 50" office:value-type="float" office:value="0.0485436893203883" calcext:value-type="float">
            <text:p>0.0485436893203883</text:p>
          </table:table-cell>
          <table:table-cell table:formula="of:=1/([.B3] * [.C3]) * ([.B3] * [.C3]) * 0.02" office:value-type="float" office:value="0.02" calcext:value-type="float">
            <text:p>0.02</text:p>
          </table:table-cell>
        </table:table-row>
        <table:table-row table:style-name="ro1">
          <table:table-cell table:formula="of:=LN([.A4])" office:value-type="float" office:value="7.02108396428914" calcext:value-type="float">
            <text:p>7.02108396428914</text:p>
          </table:table-cell>
          <table:table-cell table:formula="of:=LN([.B4] * [.C4])" office:value-type="float" office:value="3.05457460214668" calcext:value-type="float">
            <text:p>3.05457460214668</text:p>
          </table:table-cell>
          <table:table-cell/>
          <table:table-cell table:formula="of:=1/[.A4] * 50" office:value-type="float" office:value="0.0446428571428571" calcext:value-type="float">
            <text:p>0.0446428571428571</text:p>
          </table:table-cell>
          <table:table-cell table:formula="of:=1/([.B4] * [.C4]) * ([.B4] * [.C4]) * 0.02" office:value-type="float" office:value="0.02" calcext:value-type="float">
            <text:p>0.02</text:p>
          </table:table-cell>
        </table:table-row>
        <table:table-row table:style-name="ro1">
          <table:table-cell table:formula="of:=LN([.A5])" office:value-type="float" office:value="7.1066061377273" calcext:value-type="float">
            <text:p>7.1066061377273</text:p>
          </table:table-cell>
          <table:table-cell table:formula="of:=LN([.B5] * [.C5])" office:value-type="float" office:value="3.35764771208306" calcext:value-type="float">
            <text:p>3.35764771208306</text:p>
          </table:table-cell>
          <table:table-cell/>
          <table:table-cell table:formula="of:=1/[.A5] * 50" office:value-type="float" office:value="0.040983606557377" calcext:value-type="float">
            <text:p>0.040983606557377</text:p>
          </table:table-cell>
          <table:table-cell table:formula="of:=1/([.B5] * [.C5]) * ([.B5] * [.C5]) * 0.02" office:value-type="float" office:value="0.02" calcext:value-type="float">
            <text:p>0.02</text:p>
          </table:table-cell>
        </table:table-row>
        <table:table-row table:style-name="ro1">
          <table:table-cell table:formula="of:=LN([.A6])" office:value-type="float" office:value="7.18538701558042" calcext:value-type="float">
            <text:p>7.18538701558042</text:p>
          </table:table-cell>
          <table:table-cell table:formula="of:=LN([.B6] * [.C6])" office:value-type="float" office:value="3.62845193787092" calcext:value-type="float">
            <text:p>3.62845193787092</text:p>
          </table:table-cell>
          <table:table-cell/>
          <table:table-cell table:formula="of:=1/[.A6] * 50" office:value-type="float" office:value="0.0378787878787879" calcext:value-type="float">
            <text:p>0.0378787878787879</text:p>
          </table:table-cell>
          <table:table-cell table:formula="of:=1/([.B6] * [.C6]) * ([.B6] * [.C6]) * 0.02" office:value-type="float" office:value="0.02" calcext:value-type="float">
            <text:p>0.02</text:p>
          </table:table-cell>
        </table:table-row>
        <table:table-row table:style-name="ro1">
          <table:table-cell table:formula="of:=LN([.A7])" office:value-type="float" office:value="7.25841215059531" calcext:value-type="float">
            <text:p>7.25841215059531</text:p>
          </table:table-cell>
          <table:table-cell table:formula="of:=LN([.B7] * [.C7])" office:value-type="float" office:value="3.48471956738649" calcext:value-type="float">
            <text:p>3.48471956738649</text:p>
          </table:table-cell>
          <table:table-cell/>
          <table:table-cell table:formula="of:=1/[.A7] * 50" office:value-type="float" office:value="0.0352112676056338" calcext:value-type="float">
            <text:p>0.0352112676056338</text:p>
          </table:table-cell>
          <table:table-cell table:formula="of:=1/([.B7] * [.C7]) * ([.B7] * [.C7]) * 0.02" office:value-type="float" office:value="0.02" calcext:value-type="float">
            <text:p>0.02</text:p>
          </table:table-cell>
        </table:table-row>
        <table:table-row table:style-name="ro1">
          <table:table-cell table:formula="of:=LN([.A8])" office:value-type="float" office:value="7.32646561384032" calcext:value-type="float">
            <text:p>7.32646561384032</text:p>
          </table:table-cell>
          <table:table-cell table:formula="of:=LN([.B8] * [.C8])" office:value-type="float" office:value="4.12263573287915" calcext:value-type="float">
            <text:p>4.12263573287915</text:p>
          </table:table-cell>
          <table:table-cell/>
          <table:table-cell table:formula="of:=1/[.A8] * 50" office:value-type="float" office:value="0.0328947368421053" calcext:value-type="float">
            <text:p>0.0328947368421053</text:p>
          </table:table-cell>
          <table:table-cell table:formula="of:=1/([.B8] * [.C8]) * ([.B8] * [.C8]) * 0.02" office:value-type="float" office:value="0.02" calcext:value-type="float">
            <text:p>0.02</text:p>
          </table:table-cell>
        </table:table-row>
        <table:table-row table:style-name="ro1">
          <table:table-cell table:formula="of:=LN([.A9])" office:value-type="float" office:value="7.39018142822643" calcext:value-type="float">
            <text:p>7.39018142822643</text:p>
          </table:table-cell>
          <table:table-cell table:formula="of:=LN([.B9] * [.C9])" office:value-type="float" office:value="4.3771859373807" calcext:value-type="float">
            <text:p>4.3771859373807</text:p>
          </table:table-cell>
          <table:table-cell/>
          <table:table-cell table:formula="of:=1/[.A9] * 50" office:value-type="float" office:value="0.0308641975308642" calcext:value-type="float">
            <text:p>0.0308641975308642</text:p>
          </table:table-cell>
          <table:table-cell table:formula="of:=1/([.B9] * [.C9]) * ([.B9] * [.C9]) * 0.02" office:value-type="float" office:value="0.02" calcext:value-type="float">
            <text:p>0.02</text:p>
          </table:table-cell>
        </table:table-row>
        <table:table-row table:style-name="ro1">
          <table:table-cell table:formula="of:=LN([.A10])" office:value-type="float" office:value="7.4500795698075" calcext:value-type="float">
            <text:p>7.4500795698075</text:p>
          </table:table-cell>
          <table:table-cell table:formula="of:=LN([.B10] * [.C10])" office:value-type="float" office:value="4.7153115650841" calcext:value-type="float">
            <text:p>4.7153115650841</text:p>
          </table:table-cell>
          <table:table-cell/>
          <table:table-cell table:formula="of:=1/[.A10] * 50" office:value-type="float" office:value="0.0290697674418605" calcext:value-type="float">
            <text:p>0.0290697674418605</text:p>
          </table:table-cell>
          <table:table-cell table:formula="of:=1/([.B10] * [.C10]) * ([.B10] * [.C10]) * 0.02" office:value-type="float" office:value="0.02" calcext:value-type="float">
            <text:p>0.02</text:p>
          </table:table-cell>
        </table:table-row>
        <table:table-row table:style-name="ro1">
          <table:table-cell table:formula="of:=LN([.A11])" office:value-type="float" office:value="7.50659178007084" calcext:value-type="float">
            <text:p>7.50659178007084</text:p>
          </table:table-cell>
          <table:table-cell table:formula="of:=LN([.B11] * [.C11])" office:value-type="float" office:value="4.98523385868367" calcext:value-type="float">
            <text:p>4.98523385868367</text:p>
          </table:table-cell>
          <table:table-cell/>
          <table:table-cell table:formula="of:=1/[.A11] * 50" office:value-type="float" office:value="0.0274725274725275" calcext:value-type="float">
            <text:p>0.0274725274725275</text:p>
          </table:table-cell>
          <table:table-cell table:formula="of:=1/([.B11] * [.C11]) * ([.B11] * [.C11]) * 0.02" office:value-type="float" office:value="0.02" calcext:value-type="float">
            <text:p>0.02</text:p>
          </table:table-cell>
        </table:table-row>
        <table:table-row table:style-name="ro1">
          <table:table-cell table:formula="of:=LN([.A12])" office:value-type="float" office:value="7.56008046502183" calcext:value-type="float">
            <text:p>7.56008046502183</text:p>
          </table:table-cell>
          <table:table-cell table:formula="of:=LN([.B12] * [.C12])" office:value-type="float" office:value="5.13694336960007" calcext:value-type="float">
            <text:p>5.13694336960007</text:p>
          </table:table-cell>
          <table:table-cell/>
          <table:table-cell table:formula="of:=1/[.A12] * 50" office:value-type="float" office:value="0.0260416666666667" calcext:value-type="float">
            <text:p>0.0260416666666667</text:p>
          </table:table-cell>
          <table:table-cell table:formula="of:=1/([.B12] * [.C12]) * ([.B12] * [.C12]) * 0.02" office:value-type="float" office:value="0.02" calcext:value-type="float">
            <text:p>0.02</text:p>
          </table:table-cell>
        </table:table-row>
        <table:table-row table:style-name="ro1">
          <table:table-cell table:formula="of:=LN([.A13])" office:value-type="float" office:value="7.61085279039525" calcext:value-type="float">
            <text:p>7.61085279039525</text:p>
          </table:table-cell>
          <table:table-cell table:formula="of:=LN([.B13] * [.C13])" office:value-type="float" office:value="5.32327687034905" calcext:value-type="float">
            <text:p>5.32327687034905</text:p>
          </table:table-cell>
          <table:table-cell/>
          <table:table-cell table:formula="of:=1/[.A13] * 50" office:value-type="float" office:value="0.0247524752475248" calcext:value-type="float">
            <text:p>0.0247524752475248</text:p>
          </table:table-cell>
          <table:table-cell table:formula="of:=1/([.B13] * [.C13]) * ([.B13] * [.C13]) * 0.02" office:value-type="float" office:value="0.02" calcext:value-type="float">
            <text:p>0.02</text:p>
          </table:table-cell>
        </table:table-row>
        <table:table-row table:style-name="ro1">
          <table:table-cell table:formula="of:=LN([.A14])" office:value-type="float" office:value="7.64969262371151" calcext:value-type="float">
            <text:p>7.64969262371151</text:p>
          </table:table-cell>
          <table:table-cell table:formula="of:=LN([.B14] * [.C14])" office:value-type="float" office:value="5.49414271041241" calcext:value-type="float">
            <text:p>5.49414271041241</text:p>
          </table:table-cell>
          <table:table-cell/>
          <table:table-cell table:formula="of:=1/[.A14] * 50" office:value-type="float" office:value="0.0238095238095238" calcext:value-type="float">
            <text:p>0.0238095238095238</text:p>
          </table:table-cell>
          <table:table-cell table:formula="of:=1/([.B14] * [.C14]) * ([.B14] * [.C14]) * 0.02"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23:49:53.411910776</meta:creation-date>
    <dc:date>2024-10-13T01:24:50.636434436</dc:date>
    <meta:editing-duration>PT29M48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